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style:style>
    <style:style style:name="P3" style:family="paragraph" style:parent-style-name="Standard">
      <style:paragraph-properties fo:padding-left="0.397cm" fo:padding-right="0.397cm" fo:padding-top="0.661cm" fo:padding-bottom="0.661cm" fo:border="0.035cm solid #717677"/>
    </style:style>
    <style:style style:name="T1" style:family="text">
      <style:text-properties fo:color="#ff9900"/>
    </style:style>
    <style:style style:name="T2" style:family="text">
      <style:text-properties fo:color="#efefef" style:font-name="sans-serif" fo:font-size="12pt" fo:font-weight="normal" fo:background-color="#333333"/>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Standard"><text:line-break/>Sämtliche Texte, Bilder und andere auf der Internetseite veröffentlichten Werke unterliegen - sofern nicht anders gekennzeichnet - dem Copyright der Querschläger. Jede Vervielfältigung, Verbreitung, Speicherung, Übermittlung, Sendung und Wieder- bzw. Weitergabe der Inhalte ist ohne schriftliche Genehmigung ausdrücklich untersagt.<text:line-break/><text:line-break/>Inhaltlich Verantwortlicher gemäß § 6 MDStV: Jochen Carl </text:p>
      <text:p text:style-name="Standard"/>
      <text:h text:style-name="Heading_20_1" text:outline-level="1">Allgemeine Geschäftsbedingungen</text:h>
      <text:section text:style-name="Sect1" text:name="content_area">
        <text:p text:style-name="Text_20_body">1. Geltungsbereich<text:line-break/>Für alle Lieferungen von Casa Veranstaltungen (§ 13 BGB) gelten diese Allgemeinen Geschäftsbedingungen (AGB).<text:line-break/><text:line-break/>Verbraucher ist jede natürliche Person, die ein Rechtsgeschäft zu einem Zwecke abschließt, der weder ihrer gewerblichen noch ihrer selbstständigen beruflichen Tätigkeit zugerechnet werden kann.<text:line-break/><text:line-break/><text:line-break/>2. Vertragspartner<text:line-break/><text:line-break/>Der Kaufvertrag kommt zustande mit:<text:line-break/><text:line-break/>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Text_20_body"><text:line-break/><text:line-break/>Sie erreichen uns für Fragen, Reklamationen und Beanstandungen werktags von 9:00h bis 18:00h unter der Mailadresse info@casa-veranstaltungen.de<text:line-break/><text:line-break/><text:line-break/>3. Angebot und Vertragsschluss<text:line-break/><text:line-break/>3.1 Die Darstellung der Produkte im Online-Shop stellt kein rechtlich bindendes Angebot, sondern eine Aufforderung zur Bestellung dar. Irrtümer vorbehalten.<text:line-break/><text:line-break/>3.2 Durch Anklicken des Buttons "Kaufen" im letzten Schritt des Bestellprozesses geben Sie eine verbindliche Bestellung der im Warenkorb enthaltenen Waren ab. Der Kaufvertrag kommt zustande, wenn wir Ihre Bestellung durch eine Auftragsbestätigung per E-Mail unmittelbar nach dem Erhalt Ihrer Bestellung annehmen.<text:line-break/><text:line-break/><text:soft-page-break/><text:line-break/>4. Vertragstext<text:line-break/><text:line-break/>Der Vertragstext wird auf unseren internen Systemen gespeichert. Die Allgemeinen Geschäftsbedingungen können Sie jederzeit auf dieser Seite einsehen. Die Bestelldaten und die AGB werden Ihnen per Email zugesendet. Nach Abschluss der Bestellung ist der Vertragstext aus Sicherheitsgründen nicht mehr über das Internet zugänglich.<text:line-break/><text:line-break/><text:line-break/>5. Widerrufsrecht<text:line-break/><text:line-break/>Verbraucher (§ 13 BGB) haben ein gesetzliches Widerrufsrecht.<text:line-break/><text:line-break/>Widerrufsbelehrung<text:line-break/>Sie können Ihre Vertragserklärung innerhalb von 14 Tagen ohne Angabe von Gründen in Textform (z. B. Brief, Fax, E-Mail) oder - wenn Ihnen die Sache vor Fristablauf überlassen wird - durch Rücksendung der Sache widerrufen. Die Frist beginnt nach Erhalt dieser Belehrung in Textform, jedoch nicht vor Eingang der Ware beim Empfänger (bei der wiederkehrenden Lieferung gleichartiger Waren nicht vor Eingang der ersten Teillieferung) und auch nicht vor Erfüllung unserer Informationspflichten gemäß Artikel 246 § 2 in Verbindung mit § 1 Abs. 1 und 2 EGBGB sowie unserer Pflichten gemäß § 312e Abs. 1 Satz 1 BGB in Verbindung mit Artikel 246 § 3 EGBGB. Zur Wahrung der Widerrufsfrist genügt die rechtzeitige Absendung des Widerrufs oder der Sache. Der Widerruf ist zu richten an:<text:line-break/><text:line-break/>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Text_20_body"><text:line-break/><text:line-break/>Widerrufsfolgen<text:line-break/>Im Falle eines wirksamen Widerrufs sind die beiderseits empfangenen Leistungen zurückzugewähren und ggf. gezogene Nutzungen (z. B. Zinsen) herauszugeben. Können Sie uns die empfangene Leistung ganz oder teilweise nicht oder nur in verschlechtertem Zustand zurückgewähren, müssen Sie uns insoweit ggf. Wertersatz leisten. Bei der Überlassung von Sachen gilt dies nicht, wenn die Verschlechterung der Sache ausschließlich auf deren Prüfung - wie sie Ihnen etwa im Ladengeschäft möglich gewesen wäre - zurückzuführen ist. Im Übrigen können Sie die Pflicht zum Wertersatz für eine durch die bestimmungsgemäße Ingebrauchnahme der Sache entstandene Verschlechterung vermeiden, indem Sie die Sache nicht wie Ihr Eigentum in Gebrauch nehmen und alles unterlassen, was deren Wert beeinträchtigt.Sie haben die Kosten der Rücksendung zu tragen. Verpflichtungen zur Erstattung von Zahlungen müssen innerhalb von 14 Tagen erfüllt werden. Die Frist beginnt für Sie mit der Absendung Ihrer Widerrufserklärung oder der Sache, für uns mit deren Empfang.<text:line-break/><text:line-break/>Ende der Widerrufsbelehrung<text:line-break/><text:line-break/><text:line-break/><text:line-break/>Das Widerrufsrecht besteht nicht bei Fernabsatzverträgen<text:line-break/><text:line-break/><text:soft-page-break/>5a - Bitte vermeiden Sie Beschädigungen und Verunreinigungen.<text:line-break/><text:line-break/>5b - Senden Sie die Ware bitte als frankierten Umschlag an uns zurück.<text:line-break/><text:line-break/>5c - Bitte beachten Sie, dass die in den Absätzen 5a bis 5b genannten Modalitäten nicht Voraussetzung für die wirksame Ausübung des Widerrufsrechts sind.<text:line-break/><text:line-break/><text:line-break/>6. Preise und Versandkosten<text:line-break/><text:line-break/>6.1 Die auf den Produktseiten genannten Preise enthalten die gesetzliche Mehrwertsteuer und sonstige Preisbestandteile.<text:line-break/><text:line-break/>6.2 Die Versandkosten betragen 5,- Euro.<text:line-break/><text:line-break/><text:line-break/>7. Lieferung<text:line-break/><text:line-break/>7.1 Die Lieferung erfolgt nur innerhalb Deutschlands.<text:line-break/><text:line-break/>7.2 Angaben zu Lieferzeiten finden Sie auf der jeweiligen Produktseite.<text:line-break/><text:line-break/><text:line-break/><text:line-break/>8. Zahlung<text:line-break/><text:line-break/>8.1 Die Zahlung erfolgt per Vorkasse.<text:line-break/><text:line-break/>8.2 Bei Auswahl der Zahlungsart Vorkasse nennen wir Ihnen unsere Bankverbindung in der Auftragsbestätigung und liefern die Ware nach Zahlungseingang.<text:line-break/><text:line-break/>8.3 Ein Recht zur Aufrechnung steht Ihnen nur dann zu, wenn Ihre Gegenansprüche rechtskräftig gerichtlich festgestellt oder unbestritten sind oder schriftlich durch uns anerkannt wurden.<text:line-break/><text:line-break/>8.4 Sie können ein Zurückbehaltungsrecht nur ausüben, soweit die Ansprüche aus dem gleichen Vertragsverhältnis resultieren.<text:line-break/><text:line-break/><text:line-break/><text:line-break/>9. Eigentumsvorbehalt<text:line-break/><text:line-break/>Bis zur vollständigen Zahlung bleibt die Ware unser Eigentum.</text:p>
      </text:section>
      <text:p text:style-name="Standard"/>
      <text:h text:style-name="Heading_20_1" text:outline-level="1"><text:bookmark text:name="content_area"/>Datenschutzerklärung</text:h>
      <text:section text:style-name="Sect1" text:name="Bereich1">
        <text:p text:style-name="Text_20_body"/>
        <text:p text:style-name="Text_20_body">DATENSCHUTZERKLÄRUNG<text:line-break/><text:line-break/>1. DATENSCHUTZ AUF EINEN BLICK<text:line-break/><text:line-break/><text:soft-page-break/><text:line-break/>ALLGEMEINE HINWEISE<text:line-break/>Der Schutz Ihrer personenbezogenen Daten bei der Erhebung, Verarbeitung und Nutzung anlässlich Ihres Besuchs auf der Website www.querschlaeger.de ist uns ein wichtiges Anliegen. Ihre Daten werden selbstverständlich im Rahmen der in Deutschland strengen gesetzlichen Vorschriften geschützt. Nachfolgend finden Sie detaillierte Informationen darüber, welche Daten wir während Ihres Besuchs auf der Website www.querschlaeger.de erfassen und wie wir diese Daten nutzen. Die folgenden Hinweise geben einen einfachen Überblick darüber, was mit Ihren personenbezogenen Daten passiert, wenn Sie unsere Website besuchen. Personenbezogene Daten sind alle Daten, mit denen Sie persönlich identifiziert werden können. Ausführliche Informationen zum Thema Datenschutz entnehmen Sie unserer unter diesem Text aufgeführten Datenschutzerklärung.<text:line-break/><text:line-break/><text:line-break/><text:line-break/>DATENERFASSUNG AUF UNSERER WEBSITE<text:line-break/>Wer ist verantwortlich für die Datenerfassung auf dieser Website?<text:line-break/><text:line-break/>Die Datenverarbeitung auf dieser Website erfolgt durch den Websitebetreiber. Dessen Kontaktdaten können Sie dem Impressum dieser Website entnehmen.<text:line-break/><text:line-break/>Wie erfassen wir Ihre Daten?<text:line-break/><text:line-break/>Ihre Daten werden zum einen dadurch erhoben, dass Sie uns diese mitteilen. Hierbei kann es sich z.B. um Daten handeln, die Sie in ein Kontaktformular eingeben.<text:line-break/><text:line-break/>Andere Daten werden automatisch beim Besuch der Website durch unsere IT-Systeme erfasst. Das sind vor allem technische Daten (z.B. Internetbrowser, Betriebssystem oder Uhrzeit des Seitenaufrufs). Die Erfassung dieser Daten erfolgt automatisch, sobald Sie unsere Website betreten.<text:line-break/><text:line-break/>Wofür nutzen wir Ihre Daten?<text:line-break/><text:line-break/>Ein Teil der Daten wird erhoben, um eine fehlerfreie Bereitstellung der Website zu gewährleisten. Andere Daten können zur Analyse Ihres Nutzerverhaltens verwendet werden.<text:line-break/><text:line-break/>Welche Rechte haben Sie bezüglich Ihrer Daten?<text:line-break/><text:line-break/>Sie haben jederzeit das Recht unentgeltlich Auskunft über Herkunft, Empfänger und Zweck Ihrer gespeicherten personenbezogenen Daten zu erhalten. Sie haben außerdem ein Recht, die Berichtigung, Sperrung oder Löschung dieser Daten zu verlangen. Hierzu sowie zu weiteren Fragen zum Thema Datenschutz können Sie sich jederzeit unter der im Impressum angegebenen Adresse an uns wenden. Des Weiteren steht Ihnen ein Beschwerderecht bei der zuständigen Aufsichtsbehörde zu.<text:line-break/><text:line-break/><text:line-break/><text:line-break/>ANALYSE-TOOLS UND TOOLS VON DRITTANBIETERN<text:line-break/>Beim Besuch unserer Website kann Ihr Surf-Verhalten statistisch ausgewertet werden. Das geschieht vor allem mit Cookies und mit sogenannten Analyseprogrammen. Die Analyse Ihres Surf-Verhaltens erfolgt in der Regel anonym; das Surf-Verhalten kann nicht zu Ihnen zurückverfolgt werden. Sie können dieser Analyse widersprechen oder sie durch die Nichtbenutzung bestimmter Tools verhindern. Detaillierte Informationen dazu finden Sie in der folgenden Datenschutzerklärung.<text:line-break/><text:soft-page-break/><text:line-break/>Sie können dieser Analyse widersprechen. Über die Widerspruchsmöglichkeiten werden wir Sie in dieser Datenschutzerklärung informieren.<text:line-break/><text:line-break/><text:line-break/><text:line-break/><text:line-break/><text:line-break/>2. ALLGEMEINE HINWEISE UND PFLICHTINFORMATIONEN<text:line-break/><text:line-break/>DATENSCHUTZ<text:line-break/>Die Betreiber dieser Seiten nehmen den Schutz Ihrer persönlichen Daten sehr ernst. Wir behandeln Ihre personenbezogenen Daten vertraulich und entsprechend der gesetzlichen Datenschutzvorschriften sowie dieser Datenschutzerklärung.<text:line-break/><text:line-break/>Wenn Sie diese Website benutzen, werden verschiedene personenbezogene Daten erhoben. Personenbezogene Daten sind Daten, mit denen Sie persönlich identifiziert werden können. Die vorliegende Datenschutzerklärung erläutert, welche Daten wir erheben und wofür wir sie nutzen. Sie erläutert auch, wie und zu welchem Zweck das geschieht.<text:line-break/><text:line-break/>Wir weisen darauf hin, dass die Datenübertragung im Internet (z.B. bei der Kommunikation per E-Mail) Sicherheitslücken aufweisen kann. Ein lückenloser Schutz der Daten vor dem Zugriff durch Dritte ist nicht möglich.<text:line-break/><text:line-break/><text:line-break/><text:line-break/>HINWEIS ZUR VERANTWORTLICHEN STELLE<text:line-break/>Die verantwortliche Stelle für die Datenverarbeitung auf dieser Website ist:<text:line-break/></text:p>
        <text:p text:style-name="Standard">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Text_20_body"><text:line-break/><text:line-break/>Verantwortliche Stelle ist die natürliche oder juristische Person, die allein oder gemeinsam mit anderen über die Zwecke und Mittel der Verarbeitung von personenbezogenen Daten (z.B. Namen, E-Mail-Adressen o. Ä.) entscheidet.<text:line-break/><text:line-break/><text:line-break/><text:line-break/>WIDERRUF IHRER EINWILLIGUNG ZUR DATENVERARBEITUNG<text:line-break/>Viele Datenverarbeitungsvorgänge sind nur mit Ihrer ausdrücklichen Einwilligung möglich. Sie können eine bereits erteilte Einwilligung jederzeit widerrufen. Dazu reicht eine formlose Mitteilung per E-Mail an uns. Die Rechtmäßigkeit der bis zum Widerruf erfolgten Datenverarbeitung bleibt vom Widerruf unberührt.<text:line-break/><text:line-break/><text:line-break/><text:line-break/>BESCHWERDERECHT BEI DER ZUSTÄNDIGEN AUFSICHTSBEHÖRDE<text:line-break/><text:soft-page-break/>Im Falle datenschutzrechtlicher Verstöße steht dem Betroffenen ein Beschwerderecht bei der zuständigen Aufsichtsbehörde zu. Zuständige Aufsichtsbehörde in datenschutzrechtlichen Fragen ist der Landesdatenschutzbeauftragte des Bundeslandes, in dem unser Unternehmen seinen Sitz hat. Eine Liste der Datenschutzbeauftragten sowie deren Kontaktdaten können folgendem Link entnommen werden: <text:a xlink:type="simple" xlink:href="https://www.bfdi.bund.de/DE/Infothek/Anschriften_Links/anschriften_links-node.html." office:target-frame-name="_blank" xlink:show="new" text:style-name="Internet_20_link" text:visited-style-name="Visited_20_Internet_20_Link">https://www.bfdi.bund.de/DE/Infothek/Anschriften_Links/anschriften_links-node.html.</text:a><text:line-break/><text:line-break/><text:line-break/><text:line-break/>RECHT AUF DATENÜBERTRAGBARKEIT<text:line-break/>Sie haben das Recht, Daten, die wir auf Grundlage Ihrer Einwilligung oder in Erfüllung eines Vertrags automatisiert verarbeiten, an sich oder an einen Dritten in einem gängigen, maschinenlesbaren Format aushändigen zu lassen. Sofern Sie die direkte Übertragung der Daten an einen anderen Verantwortlichen verlangen, erfolgt dies nur, soweit es technisch machbar ist.<text:line-break/><text:line-break/><text:line-break/><text:line-break/>SSL- BZW. TLS-VERSCHLÜSSELUNG<text:line-break/>Diese Seite nutzt aus Sicherheitsgründen und zum Schutz der Übertragung vertraulicher Inhalte, wie zum Beispiel Bestellungen oder Anfragen, die Sie an uns als Seitenbetreiber senden, eine SSL-bzw. TLS-Verschlüsselung. Eine verschlüsselte Verbindung erkennen Sie daran, dass die Adresszeile des Browsers von “http://” auf “https://” wechselt und an dem Schloss-Symbol in Ihrer Browserzeile.<text:line-break/><text:line-break/>Wenn die SSL- bzw. TLS-Verschlüsselung aktiviert ist, können die Daten, die Sie an uns übermitteln, nicht von Dritten mitgelesen werden.<text:line-break/><text:line-break/><text:line-break/><text:line-break/>VERSCHLÜSSELTER ZAHLUNGSVERKEHR AUF DIESER WEBSITE<text:line-break/>Besteht nach dem Abschluss eines kostenpflichtigen Vertrags eine Verpflichtung, uns Ihre Zahlungsdaten (z.B. Kontonummer bei Einzugsermächtigung) zu übermitteln, werden diese Daten zur Zahlungsabwicklung benötigt.<text:line-break/><text:line-break/>Der Zahlungsverkehr über die gängigen Zahlungsmittel (Visa/MasterCard, Lastschriftverfahren) erfolgt ausschließlich über eine verschlüsselte SSL- bzw. TLS-Verbindung. Eine verschlüsselte Verbindung erkennen Sie daran, dass die Adresszeile des Browsers von "http://" auf "https://" wechselt und an dem Schloss-Symbol in Ihrer Browserzeile.<text:line-break/><text:line-break/>Bei verschlüsselter Kommunikation können Ihre Zahlungsdaten, die Sie an uns übermitteln, nicht von Dritten mitgelesen werden.<text:line-break/><text:line-break/><text:line-break/><text:line-break/>AUSKUNFT, SPERRUNG, LÖSCHUNG<text:line-break/>Sie haben im Rahmen der geltenden gesetzlichen Bestimmungen jederzeit das Recht auf unentgeltliche Auskunft über Ihre gespeicherten personenbezogenen Daten, deren Herkunft und Empfänger und den Zweck der Datenverarbeitung und ggf. ein Recht auf Berichtigung, Sperrung oder Löschung dieser Daten. Hierzu sowie zu weiteren Fragen zum Thema personenbezogene Daten können Sie sich jederzeit unter der im Impressum angegebenen Adresse an uns wenden.<text:line-break/><text:line-break/><text:line-break/><text:soft-page-break/><text:line-break/>WIDERSPRUCH GEGEN WERBE-MAILS<text:line-break/>Der Nutzung von im Rahmen der Impressumspflicht veröffentlichten Kontaktdaten zur Übersendung von nicht ausdrücklich angeforderter Werbung und Informationsmaterialien wird hiermit widersprochen. Die Betreiber der Seiten behalten sich ausdrücklich rechtliche Schritte im Falle der unverlangten Zusendung von Werbeinformationen, etwa durch Spam-E-Mails, vor.<text:line-break/><text:line-break/><text:line-break/><text:line-break/><text:line-break/><text:line-break/>3. DATENERFASSUNG AUF UNSERER WEBSITE<text:line-break/><text:line-break/><text:line-break/>COOKIES<text:line-break/>Die Internetseiten verwenden teilweise so genannte Cookies. Cookies richten auf Ihrem Rechner keinen Schaden an und enthalten keine Viren. Cookies dienen dazu, unser Angebot nutzerfreundlicher, effektiver und sicherer zu machen. Cookies sind kleine Textdateien, die auf Ihrem Rechner abgelegt werden und die Ihr Browser speichert.<text:line-break/><text:line-break/>Die meisten der von uns verwendeten Cookies sind so genannte “Session-Cookies”. Sie werden nach Ende Ihres Besuchs automatisch gelöscht. Andere Cookies bleiben auf Ihrem Endgerät gespeichert bis Sie diese löschen. Diese Cookies ermöglichen es uns, Ihren Browser beim nächsten Besuch wiederzuerkennen.<text:line-break/><text:line-break/>Sie können Ihren Browser so einstellen, dass Sie über das Setzen von Cookies informiert werden und Cookies nur im Einzelfall erlauben, die Annahme von Cookies für bestimmte Fälle oder generell ausschließen sowie das automatische Löschen der Cookies beim Schließen des Browser aktivieren. Bei der Deaktivierung von Cookies kann die Funktionalität dieser Website eingeschränkt sein.<text:line-break/><text:line-break/>Cookies, die zur Durchführung des elektronischen Kommunikationsvorgangs oder zur Bereitstellung bestimmter, von Ihnen erwünschter Funktionen (z.B. Warenkorbfunktion) erforderlich sind, werden auf Grundlage von Art. 6 Abs. 1 lit. f DSGVO gespeichert. Der Websitebetreiber hat ein berechtigtes Interesse an der Speicherung von Cookies zur technisch fehlerfreien und optimierten Bereitstellung seiner Dienste. Soweit andere Cookies (z.B. Cookies zur Analyse Ihres Surfverhaltens) gespeichert werden, werden diese in dieser Datenschutzerklärung gesondert behandelt.<text:line-break/><text:line-break/><text:line-break/><text:line-break/>KONTAKTFORMULAR<text:line-break/>Wenn Sie uns per Kontaktformular Anfragen zukommen lassen, werden Ihre Angaben aus dem Anfrageformular inklusive der von Ihnen dort angegebenen Kontaktdaten zwecks Bearbeitung der Anfrage und für den Fall von Anschlussfragen bei uns gespeichert. Diese Daten geben wir nicht ohne Ihre Einwilligung weiter.<text:line-break/><text:line-break/>Die Verarbeitung der in das Kontaktformular eingegebenen Daten erfolgt somit ausschließlich auf Grundlage Ihrer Einwilligung (Art. 6 Abs. 1 lit. a DSGVO). Sie können diese Einwilligung jederzeit widerrufen. Dazu reicht eine formlose Mitteilung per E-Mail an uns. Die Rechtmäßigkeit der bis zum Widerruf erfolgten Datenverarbeitungsvorgänge bleibt vom Widerruf unberührt.<text:line-break/><text:line-break/><text:soft-page-break/>Die von Ihnen im Kontaktformular eingegebenen Daten verbleiben bei uns, bis Sie uns zur Löschung auffordern, Ihre Einwilligung zur Speicherung widerrufen oder der Zweck für die Datenspeicherung entfällt (z.B. nach abgeschlossener Bearbeitung Ihrer Anfrage). Zwingende gesetzliche Bestimmungen – insbesondere Aufbewahrungsfristen – bleiben unberührt.<text:line-break/><text:line-break/><text:line-break/><text:line-break/><text:line-break/><text:line-break/>4. ANALYSE TOOLS UND WERBUNG<text:line-break/><text:line-break/><text:line-break/>GOOGLE ANALYTICS<text:line-break/>Diese Website nutzt Funktionen des Webanalysedienstes Google Analytics. Anbieter ist die Google Inc., 1600 Amphitheatre Parkway, Mountain View, CA 94043, USA.<text:line-break/><text:line-break/>Google Analytics verwendet so genannte "Cookies". Das sind Textdateien, die auf Ihrem Computer gespeichert werden und die eine Analyse der Benutzung der Website durch Sie ermöglichen. Die durch den Cookie erzeugten Informationen über Ihre Benutzung dieser Website werden in der Regel an einen Server von Google in den USA übertragen und dort gespeichert.<text:line-break/><text:line-break/>Die Speicherung von Google-Analytics-Cookies erfolgt auf Grundlage von Art. 6 Abs. 1 lit. f DSGVO. Der Websitebetreiber hat ein berechtigtes Interesse an der Analyse des Nutzerverhaltens, um sowohl sein Webangebot als auch seine Werbung zu optimieren.<text:line-break/><text:line-break/><text:line-break/>IP Anonymisierung<text:line-break/><text:line-break/>Wir haben auf dieser Website die Funktion IP-Anonymisierung aktiviert. Dadurch wird Ihre IP-Adresse von Google innerhalb von Mitgliedstaaten der Europäischen Union oder in anderen Vertragsstaaten des Abkommens über den Europäischen Wirtschaftsraum vor der Übermittlung in die USA gekürzt. Nur in Ausnahmefällen wird die volle IP-Adresse an einen Server von Google in den USA übertragen und dort gekürzt. Im Auftrag des Betreibers dieser Website wird Google diese Informationen benutzen, um Ihre Nutzung der Website auszuwerten, um Reports über die Websiteaktivitäten zusammenzustellen und um weitere mit der Websitenutzung und der Internetnutzung verbundene Dienstleistungen gegenüber dem Websitebetreiber zu erbringen. Die im Rahmen von Google Analytics von Ihrem Browser übermittelte IP-Adresse wird nicht mit anderen Daten von Google zusammengeführt.<text:line-break/><text:line-break/><text:line-break/>Browser Plugin<text:line-break/><text:line-break/>Sie können die Speicherung der Cookies durch eine entsprechende Einstellung Ihrer Browser-Software verhindern; wir weisen Sie jedoch darauf hin, dass Sie in diesem Fall gegebenenfalls nicht sämtliche Funktionen dieser Website vollumfänglich werden nutzen können. Sie können darüber hinaus die Erfassung der durch den Cookie erzeugten und auf Ihre Nutzung der Website bezogenen Daten (inkl. Ihrer IP-Adresse) an Google sowie die Verarbeitung dieser Daten durch Google verhindern, indem Sie das unter dem folgenden Link verfügbare Browser-Plugin herunterladen und installieren: <text:a xlink:type="simple" xlink:href="https://tools.google.com/dlpage/gaoptout?hl=de." office:target-frame-name="_blank" xlink:show="new" text:style-name="Internet_20_link" text:visited-style-name="Visited_20_Internet_20_Link">https://tools.google.com/dlpage/gaoptout?hl=de.</text:a><text:line-break/><text:line-break/><text:line-break/>Widerspruch gegen Datenerfassung<text:line-break/><text:soft-page-break/><text:line-break/>Sie können die Erfassung Ihrer Daten durch Google Analytics verhindern, indem Sie auf folgenden Link klicken. Es wird ein Opt-Out-Cookie gesetzt, der die Erfassung Ihrer Daten bei zukünftigen Besuchen dieser Website verhindert: Google Analytics deaktivieren.<text:line-break/><text:line-break/>Mehr Informationen zum Umgang mit Nutzerdaten bei Google Analytics finden Sie in der Datenschutzerklärung von Google: <text:a xlink:type="simple" xlink:href="https://support.google.com/analytics/answer/6004245?hl=de." office:target-frame-name="_blank" xlink:show="new" text:style-name="Internet_20_link" text:visited-style-name="Visited_20_Internet_20_Link">https://support.google.com/analytics/answer/6004245?hl=de.</text:a><text:line-break/><text:line-break/>Auftragsdatenverarbeitung<text:line-break/><text:line-break/>Wir haben mit Google einen Vertrag zur Auftragsdatenverarbeitung abgeschlossen und setzen die strengen Vorgaben der deutschen Datenschutzbehörden bei der Nutzung von Google Analytics vollständig um.<text:line-break/><text:line-break/>Demografische Merkmale bei Google Analytics<text:line-break/><text:line-break/>Diese Website nutzt die Funktion “demografische Merkmale” von Google Analytics. Dadurch können Berichte erstellt werden, die Aussagen zu Alter, Geschlecht und Interessen der Seitenbesucher enthalten. Diese Daten stammen aus interessenbezogener Werbung von Google sowie aus Besucherdaten von Drittanbietern. Diese Daten können keiner bestimmten Person zugeordnet werden. Sie können diese Funktion jederzeit über die Anzeigeneinstellungen in Ihrem Google-Konto deaktivieren oder die Erfassung Ihrer Daten durch Google Analytics wie im Punkt “Widerspruch gegen Datenerfassung” dargestellt generell untersagen.<text:line-break/><text:line-break/><text:line-break/><text:line-break/>FACEBOOK PIXEL<text:line-break/>Unsere Website nutzt zur Konversionsmessung das Besucheraktions-Pixel von Facebook, Facebook Inc., 1601 S. California Ave, Palo Alto, CA 94304, USA (“Facebook”).<text:line-break/><text:line-break/>So kann das Verhalten der Seitenbesucher nachverfolgt werden, nachdem diese durch Klick auf eine Facebook-Werbeanzeige auf die Website des Anbieters weitergeleitet wurden. Dadurch können die Wirksamkeit der Facebook-Werbeanzeigen für statistische und Marktforschungszwecke ausgewertet werden und zukünftige Werbemaßnahmen optimiert werden.<text:line-break/><text:line-break/>Die erhobenen Daten sind für uns als Betreiber dieser Website anonym, wir können keine Rückschlüsse auf die Identität der Nutzer ziehen. Die Daten werden aber von Facebook gespeichert und verarbeitet, sodass eine Verbindung zum jeweiligen Nutzerprofil möglich ist und Facebook die Daten für eigene Werbezwecke, entsprechend der Facebook-Datenverwendungsrichtlinie verwenden kann. Dadurch kann Facebook das Schalten von Werbeanzeigen auf Seiten von Facebook sowie außerhalb von Facebook ermöglichen. Diese Verwendung der Daten kann von uns als Seitenbetreiber nicht beeinflusst werden.<text:line-break/><text:line-break/>In den Datenschutzhinweisen von Facebook finden Sie weitere Hinweise zum Schutz Ihrer Privatsphäre: <text:a xlink:type="simple" xlink:href="https://www.facebook.com/about/privacy/" office:target-frame-name="_blank" xlink:show="new" text:style-name="Internet_20_link" text:visited-style-name="Visited_20_Internet_20_Link">https://www.facebook.com/about/privacy/.</text:a><text:line-break/><text:line-break/>Sie können außerdem die Remarketing-Funktion “Custom Audiences” im Bereich Einstellungen für Werbeanzeigen unter <text:a xlink:type="simple" xlink:href="https://www.facebook.com/ads/preferences/?entry_product=ad_settings_screen" office:target-frame-name="_blank" xlink:show="new" text:style-name="Internet_20_link" text:visited-style-name="Visited_20_Internet_20_Link">https://www.facebook.com/ads/preferences/?entry_product=ad_settings_screen</text:a> deaktivieren. Dazu müssen Sie bei Facebook angemeldet sein.<text:line-break/><text:line-break/>Wenn Sie kein Facebook Konto besitzen, können Sie nutzungsbasierte Werbung von Facebook auf der Website der European Interactive Digital Advertising Alliance deaktivieren: <text:soft-page-break/><text:a xlink:type="simple" xlink:href="http://www.youronlinechoices.com/de/praferenzmanagement/." office:target-frame-name="_blank" xlink:show="new" text:style-name="Internet_20_link" text:visited-style-name="Visited_20_Internet_20_Link">http://www.youronlinechoices.com/de/praferenzmanagement/.</text:a><text:line-break/><text:line-break/><text:line-break/><text:line-break/><text:line-break/><text:line-break/>5. NEWSLETTER<text:line-break/><text:line-break/><text:line-break/>NEWSLETTERDATEN<text:line-break/>Wenn Sie den auf der Website angebotenen Newsletter beziehen möchten, benötigen wir von Ihnen eine E-Mail-Adresse sowie Informationen, welche uns die Überprüfung gestatten, dass Sie der Inhaber der angegebenen E-Mail-Adresse sind und mit dem Empfang des Newsletters einverstanden sind. Weitere Daten werden nicht bzw. nur auf freiwilliger Basis erhoben. Diese Daten verwenden wir ausschließlich für den Versand der angeforderten Informationen und geben diese nicht an Dritte weiter.<text:line-break/><text:line-break/>Die Verarbeitung der in das Newsletteranmeldeformular eingegebenen Daten erfolgt ausschließlich auf Grundlage Ihrer Einwilligung (Art. 6 Abs. 1 lit. a DSGVO). Die erteilte Einwilligung zur Speicherung der Daten, der E-Mail-Adresse sowie deren Nutzung zum Versand des Newsletters können Sie jederzeit widerrufen, etwa über den "Austragen"-Link im Newsletter. Die Rechtmäßigkeit der bereits erfolgten Datenverarbeitungsvorgänge bleibt vom Widerruf unberührt.<text:line-break/><text:line-break/>Die von Ihnen zum Zwecke des Newsletter-Bezugs bei uns hinterlegten Daten werden von uns bis zu Ihrer Austragung aus dem Newsletter gespeichert und nach der Abbestellung des Newsletters gelöscht. Daten, die zu anderen Zwecken bei uns gespeichert wurden (z.B. E-Mail-Adressen für den Mitgliederbereich) bleiben hiervon unberührt.<text:line-break/><text:line-break/><text:line-break/><text:line-break/><text:line-break/><text:line-break/>6. PLUGINS UND TOOLS<text:line-break/><text:line-break/><text:line-break/>GOOGLE WEB FONTS<text:line-break/>Diese Seite nutzt zur einheitlichen Darstellung von Schriftarten so genannte Web Fonts, die von Google bereitgestellt werden. Beim Aufruf einer Seite lädt Ihr Browser die benötigten Web Fonts in ihren Browsercache, um Texte und Schriftarten korrekt anzuzeigen.<text:line-break/><text:line-break/>Zu diesem Zweck muss der von Ihnen verwendete Browser Verbindung zu den Servern von Google aufnehmen. Hierdurch erlangt Google Kenntnis darüber, dass über Ihre IP-Adresse unsere Website aufgerufen wurde. Die Nutzung von Google Web Fonts erfolgt im Interesse einer einheitlichen und ansprechenden Darstellung unserer Online-Angebote. Dies stellt ein berechtigtes Interesse im Sinne von Art. 6 Abs. 1 lit. f DSGVO dar.<text:line-break/><text:line-break/>Wenn Ihr Browser Web Fonts nicht unterstützt, wird eine Standardschrift von Ihrem Computer genutzt.<text:line-break/><text:line-break/>Weitere Informationen zu Google Web Fonts finden Sie unter <text:a xlink:type="simple" xlink:href="https://developers.google.com/fonts/faq" office:target-frame-name="_blank" xlink:show="new" text:style-name="Internet_20_link" text:visited-style-name="Visited_20_Internet_20_Link">https://developers.google.com/fonts/faq</text:a> und in der Datenschutzerklärung von Google: <text:a xlink:type="simple" xlink:href="https://www.google.com/policies/privacy/" office:target-frame-name="_blank" xlink:show="new" text:style-name="Internet_20_link" text:visited-style-name="Visited_20_Internet_20_Link">https://www.google.com/policies/privacy/.</text:a><text:line-break/><text:soft-page-break/><text:line-break/><text:line-break/><text:line-break/>GOOGLE MAPS<text:line-break/>Diese Seite nutzt über eine API den Kartendienst Google Maps. Anbieter ist die Google Inc., 1600 Amphitheatre Parkway, Mountain View, CA 94043, USA.<text:line-break/><text:line-break/>Zur Nutzung der Funktionen von Google Maps ist es notwendig, Ihre IP Adresse zu speichern. Diese Informationen werden in der Regel an einen Server von Google in den USA übertragen und dort gespeichert. Der Anbieter dieser Seite hat keinen Einfluss auf diese Datenübertragung.<text:line-break/><text:line-break/>Die Nutzung von Google Maps erfolgt im Interesse einer ansprechenden Darstellung unserer Online-Angebote und an einer leichten Auffindbarkeit der von uns auf der Website angegebenen Orte. Dies stellt ein berechtigtes Interesse im Sinne von Art. 6 Abs. 1 lit. f DSGVO dar.<text:line-break/><text:line-break/>Mehr Informationen zum Umgang mit Nutzerdaten finden Sie in der Datenschutzerklärung von Google: <text:a xlink:type="simple" xlink:href="https://www.google.de/intl/de/policies/privacy/" office:target-frame-name="_blank" xlink:show="new" text:style-name="Internet_20_link" text:visited-style-name="Visited_20_Internet_20_Link">https://www.google.de/intl/de/policies/privacy/.</text:a><text:line-break/><text:line-break/><text:line-break/>YOUTUBE<text:line-break/>Wir nutzen für die Einbindung von Videos u.a. den Anbieter YouTube. YouTube wird betrieben von YouTube LLC mit Hauptgeschäftssitz in 901 Cherry Avenue, San Bruno, CA 94066, USA. YouTube wird vertreten durch Google Inc. mit Sitz in 1600 Amphitheatre Parkway, Mountain View, CA 94043, USA.<text:line-break/><text:line-break/>Auf einigen unserer Internetseiten verwenden wir Plugins des Anbieters YouTube. Wenn Sie die mit einem solchen Plugin versehenen Internetseiten unserer Internetpräsenz aufrufen – beispielsweise unsere Mediathek –, wird eine Verbindung zu den YouTube-Servern hergestellt und dabei das Plugin dargestellt. Hierdurch wird an den YouTube-Server übermittelt, welche unserer Internetseiten Sie besucht haben. Sind Sie dabei als Mitglied bei YouTube eingeloggt, ordnet YouTube diese Information Ihrem persönlichen Benutzerkonto zu. Bei Nutzung des Plugins wie z.B. Anklicken des Start-Buttons eines Videos wird diese Information ebenfalls Ihrem Benutzerkonto zugeordnet. Sie können diese Zuordnung verhindern, indem Sie sich vor der Nutzung unserer Internetseite aus ihrem YouTube-Benutzerkonto sowie anderen Benutzerkonten der Firmen YouTube LLC und Google Inc. abmelden und die entsprechenden Cookies der Firmen löschen.<text:line-break/><text:line-break/>Weitere Informationen zur Datenverarbeitung und Hinweise zum Datenschutz durch YouTube (Google) finden Sie unter www.google.de/intl/de/policies/privacy/.<text:line-break/><text:line-break/><text:line-break/>VIMEO <text:line-break/>Wir nutzen für die Einbindung von Videos u.a. den Anbieter Vimeo. Vimeo wird betrieben von Vimeo, LLC mit Hauptsitz in 555 West 18th Street, New York, New York 10011.<text:line-break/><text:line-break/>Auf einigen unserer Internetseiten verwenden wir Plugins des Anbieters Vimeo. Wenn Sie die mit einem solchen Plugin versehenen Internetseiten unserer Internetpräsenz aufrufen – beispielsweise unsere Mediathek –, wird eine Verbindung zu den Vimeo-Servern hergestellt und dabei das Plugin dargestellt. Hierdurch wird an den Vimeo-Server übermittelt, welche unserer Internetseiten Sie besucht haben. Sind Sie dabei als Mitglied bei Vimeo eingeloggt, ordnet Vimeo diese Information Ihrem persönlichen Benutzerkonto zu. Bei Nutzung des Plugins wie z.B. Anklicken des Start-Buttons eines Videos wird diese Information ebenfalls Ihrem Benutzerkonto zugeordnet. Sie können <text:soft-page-break/>diese Zuordnung verhindern, indem Sie sich vor der Nutzung unserer Internetseite aus ihrem Vimeo-Benutzerkonto abmelden und die entsprechenden Cookies von Vimeo löschen.<text:line-break/><text:line-break/>Weitere Informationen zur Datenverarbeitung und Hinweise zum Datenschutz durch Vimeo finden Sie unter <text:a xlink:type="simple" xlink:href="https://vimeo.com/privacy." office:target-frame-name="_blank" xlink:show="new" text:style-name="Internet_20_link" text:visited-style-name="Visited_20_Internet_20_Link">https://vimeo.com/privacy.</text:a><text:line-break/><text:line-break/>TWITTER<text:line-break/>Auf unseren Seiten sind Funktionen des Dienstes Twitter eingebunden. Diese Funktionen werden angeboten durch die Twitter Inc., Twitter, Inc. 1355 Market St, Suite 900, San Francisco, CA 94103, USA. Durch das Benutzen von Twitter und der Funktion „Re-Tweet“ werden die von Ihnen besuchten Webseiten mit Ihrem Twitter-Account verknüpft und anderen Nutzern bekannt gegeben. Dabei werden auch Daten an Twitter übertragen.<text:line-break/><text:line-break/>Wir weisen darauf hin, dass wir als Anbieter der Seiten keine Kenntnis vom Inhalt der übermittelten Daten sowie deren Nutzung durch Twitter erhalten. Weitere Informationen hierzu finden Sie in der Datenschutzerklärung von Twitter unter <text:a xlink:type="simple" xlink:href="http://twitter.com/privacy." office:target-frame-name="_blank" xlink:show="new" text:style-name="Internet_20_link" text:visited-style-name="Visited_20_Internet_20_Link">http://twitter.com/privacy.</text:a><text:line-break/><text:line-break/>Ihre Datenschutzeinstellungen bei Twitter können Sie in den Konto-Einstellungen unter <text:a xlink:type="simple" xlink:href="http://twitter.com/account/settings" office:target-frame-name="_blank" xlink:show="new" text:style-name="Internet_20_link" text:visited-style-name="Visited_20_Internet_20_Link">http://twitter.com/account/settings</text:a> ändern.<text:line-break/><text:line-break/><text:line-break/>INSTAGRAM<text:line-break/>Innerhalb unseres Onlineangebotes können Funktionen und Inhalte des Dienstes Instagram eingebunden, angeboten durch die Instagram Inc., 1601 Willow Road, Menlo Park, CA, 94025, USA. Hierzu können z.B. Inhalte wie Bilder, Videos oder Texte und Schaltflächen gehören, mit denen Nutzer ihr Gefallen betreffend die Inhalte kundtun, den Verfassern der Inhalte oder unsere Beiträge abonnieren können. Sofern die Nutzer Mitglieder der Plattform Instagram sind, kann Instagram den Aufruf der o.g. Inhalte und Funktionen den dortigen Profilen der Nutzer zuordnen. Datenschutzerklärung von Instagram: <text:a xlink:type="simple" xlink:href="http://instagram.com/about/legal/privacy/." office:target-frame-name="_blank" xlink:show="new" text:style-name="Internet_20_link" text:visited-style-name="Visited_20_Internet_20_Link">http://instagram.com/about/legal/privacy/.</text:a><text:line-break/><text:line-break/><text:line-break/>MIXCLOUD<text:line-break/>Auf diesen Seiten sind Funktionen des sozialen Netzwerks Mixcloud (Mixcloud Limited, First Floor, 96 Leonard Street, London, EC2A 4RH, UK) integriert. Weitere Informationen hierzu finden Sie in der Datenschutzerklärung von Mixcloud unter <text:a xlink:type="simple" xlink:href="https://www.mixcloud.com/terms/" office:target-frame-name="_blank" xlink:show="new" text:style-name="Internet_20_link" text:visited-style-name="Visited_20_Internet_20_Link">https://www.mixcloud.com/terms/.</text:a><text:line-break/><text:line-break/><text:line-break/>SOUNDCLOUD<text:line-break/>Auf unseren Seiten können Plugins des sozialen Netzwerks SoundCloud (SoundCloud Limited, Berners House, 47-48 Berners Street, London W1T 3NF, Großbritannien.) integriert sein. Die SoundCloud-Plugins erkennen Sie an dem SoundCloud-Logo auf den betroffenen Seiten.<text:line-break/><text:line-break/>Wenn Sie unsere Seiten besuchen, wird nach Aktivierung des Plugin eine direkte Verbindung zwischen Ihrem Browser und dem SoundCloud-Server hergestellt. SoundCloud erhält dadurch die Information, dass Sie mit Ihrer IP-Adresse unsere Seite besucht haben. Wenn Sie den “Like-Button” oder “Share-Button” anklicken während Sie in Ihrem SoundCloud- Benutzerkonto eingeloggt sind, können Sie die Inhalte unserer Seiten mit Ihrem SoundCloud-Profil verlinken und/oder teilen. Dadurch kann SoundCloud Ihrem Benutzerkonto den Besuch unserer Seiten zuordnen. Wir weisen darauf hin, dass wir als Anbieter der Seiten keine Kenntnis vom Inhalt der übermittelten Daten sowie deren Nutzung durch SoundCloud erhalten. Weitere Informationen hierzu finden Sie in der Datenschutzerklärung von SoundCloud unter: <text:a xlink:type="simple" xlink:href="https://soundcloud.com/pages/privacy." office:target-frame-name="_blank" xlink:show="new" text:style-name="Internet_20_link" text:visited-style-name="Visited_20_Internet_20_Link">https://soundcloud.com/pages/privacy.</text:a><text:line-break/><text:line-break/><text:soft-page-break/>Wenn Sie nicht wünschen, dass SoundCloud den Besuch unserer Seiten Ihrem SoundCloud- Benutzerkonto zuordnet, loggen Sie sich bitte aus Ihrem SoundCloud-Benutzerkonto aus bevor Sie Inhalte des SoundCloud-Plugins aktivieren.</text:p>
        <text:p text:style-name="Text_20_body"/>
        <text:h text:style-name="Heading_20_2" text:outline-level="2">Hinweise zur Datenverarbeitung im Zusammenhang mit Google Analytics</text:h>
        <text:p text:style-name="Text_20_body">Diese Website benutzt Google Analytics, einen Webanalysedienst der Google Ireland Limited. Wenn der Verantwortliche für die Datenverarbeitung auf dieser Website außerhalb des Europäischen Wirtschaftsraumes oder der Schweiz sitzt, dann erfolgt die Google Analytics Datenverarbeitung durch Google LLC. Google LLC und Google Ireland Limited werden nachfolgend "Google" genannt.<text:line-break/><text:line-break/>Google Analytics verwendet sog. "Cookies", Textdateien, die auf dem Computer des Seitenbesuchers gespeichert werden und die eine Analyse der Benutzung der Website durch den Seitenbesucher ermöglichen. Die durch das Cookie erzeugten Informationen über die Benutzung dieser Website durch den Seitenbesucher (einschließlich der gekürzten IP-Adresse) werden in der Regel an einen Server von Google übertragen und dort gespeichert.<text:line-break/><text:line-break/>Google Analytics wird ausschließlich mit der Erweiterung "_anonymizeIp()" auf dieser Website verwendet. Diese Erweiterung stellt eine Anonymisierung der IP-Adresse durch Kürzung sicher und schließt eine direkte Personenbeziehbarkeit aus. Durch die Erweiterung wird die IP-Adresse von Google innerhalb von Mitgliedstaaten der Europäischen Union oder in anderen Vertragsstaaten des Abkommens über den Europäischen Wirtschaftsraum zuvor gekürzt. Nur in Ausnahmefällen wird die volle IP-Adresse an einen Server von Google in den USA übertragen und dort gekürzt. Die im Rahmen von Google Analytics von dem entsprechenden Browser übermittelte IP-Adresse wird nicht mit anderen Daten von Google zusammengeführt.<text:line-break/><text:line-break/>Im Auftrag des Seitenbetreibers wird Google die anfallenden Informationen benutzen, um die Nutzung der Website auszuwerten, um Reports über die Websiteaktivitäten zusammenzustellen und um weitere mit der Websitenutzung und der Internetnutzung verbundene Dienstleistungen dem Seitenbetreiber gegenüber zu erbringen (Art. 6 Abs. 1 lit. f DSGVO). Das berechtigte Interesse an der Datenverarbeitung liegt in der Optimierung dieser Website, der Analyse der Benutzung der Website und der Anpassung der Inhalte. Die Interessen der Nutzer werden durch die Pseudonymisierung hinreichend gewahrt.<text:line-break/><text:line-break/>Google LLC. bietet eine Garantie auf Basis der Standardvertragsklauseln ein angemessenes Datenschutzniveau einzuhalten. Die gesendeten und mit Cookies, Nutzerkennungen (z. B. User-ID) oder Werbe-IDs verknüpften Daten werden nach 50 Monaten automatisch gelöscht. Die Löschung von Daten, deren Aufbewahrungsdauer erreicht ist, erfolgt automatisch einmal im Monat.<text:line-break/><text:line-break/>Die Erfassung durch Google Analytics kann verhindert werden, indem der Seitenbesucher die Cookie-Einstellungen für diese Website anpasst. Der Erfassung und Speicherung der IP-Adresse und der durch Cookies erzeugten Daten kann außerdem jederzeit mit Wirkung für die Zukunft widersprochen werden. Das entsprechende Browser- Plugin kann unter dem folgenden Link heruntergeladen und installiert werden: <text:a xlink:type="simple" xlink:href="http://tools.google.com/dlpage/gaoptout" office:target-frame-name="_blank" xlink:show="new" text:style-name="Internet_20_link" text:visited-style-name="Visited_20_Internet_20_Link">https://tools.google.com/dlpage/gaoptout</text:a>.<text:line-break/><text:line-break/>Der Seitenbesucher kann die Erfassung durch Google Analytics auf dieser Webseite verhindern, indem er auf folgenden <text:a xlink:type="simple" xlink:href="javascript:%20gaOptOut([%22UA-24162427-29%22]);" text:style-name="Internet_20_link" text:visited-style-name="Visited_20_Internet_20_Link">Link</text:a> klickt. Es wird ein Opt-Out-Cookie gesetzt, der die zukünftige Erfassung der Daten beim Besuch dieser Website verhindert.<text:line-break/><text:soft-page-break/><text:line-break/>Weitere Informationen zur Datennutzung durch Google, Einstellungs- und Widerspruchsmöglichkeiten, finden sich in der Datenschutzerklärung von Google (<text:a xlink:type="simple" xlink:href="https://policies.google.com/privacy" office:target-frame-name="_blank" xlink:show="new" text:style-name="Internet_20_link" text:visited-style-name="Visited_20_Internet_20_Link">https://policies.google.com/privacy</text:a>) sowie in den Einstellungen für die Darstellung von Werbeeinblendungen durch Google (<text:a xlink:type="simple" xlink:href="https://adssettings.google.com/authenticated" office:target-frame-name="_blank" xlink:show="new" text:style-name="Internet_20_link" text:visited-style-name="Visited_20_Internet_20_Link">https://adssettings.google.com/authenticated</text:a>).</text:p>
        <text:p text:style-name="Text_20_body"/>
        <text:h text:style-name="Heading_20_2" text:outline-level="2">reCAPTCHA</text:h>
        <text:p text:style-name="Text_20_body">Zum Schutz Ihrer Anfragen per Internetformular verwenden wir den Dienst reCAPTCHA des Unternehmens Google LLC (Google). Die Abfrage dient der Unterscheidung, ob die Eingabe durch einen Menschen oder missbräuchlich durch automatisierte, maschinelle Verarbeitung erfolgt. Die Abfrage schließt den Versand der IP-Adresse und ggf. weiterer von Google für den Dienst reCAPTCHA benötigter Daten an Google ein. Zu diesem Zweck wird Ihre Eingabe an Google übermittelt und dort weiter verwendet. Ihre IP-Adresse wird von Google jedoch innerhalb von Mitgliedstaaten der Europäischen Union oder in anderen Vertragsstaaten des Abkommens über den Europäischen Wirtschaftsraum zuvor gekürzt. Nur in Ausnahmefällen wird die volle IP-Adresse an einen Server von Google in den USA übertragen und dort gekürzt. Im Auftrag des Betreibers dieser Website wird Google diese Informationen benutzen, um Ihre Nutzung dieses Dienstes auszuwerten. Die im Rahmen von reCaptcha von Ihrem Browser übermittelte IP-Adresse wird nicht mit anderen Daten von Google zusammengeführt. Für diese Daten gelten die abweichenden Datenschutzbestimmungen des Unternehmens Google. Weitere Informationen zu den Datenschutzrichtlinien von Google finden Sie unter: <text:a xlink:type="simple" xlink:href="https://policies.google.com/privacy?hl=de" office:target-frame-name="_blank" xlink:show="new" text:style-name="Internet_20_link" text:visited-style-name="Visited_20_Internet_20_Link">https://policies.google.com/privacy?hl=de</text:a></text:p>
        <text:p text:style-name="P2"/>
      </text:section>
      <text:section text:style-name="Sect1" text:name="cc-matrix-186769111">
        <text:p text:style-name="Standard"/>
        <text:section text:style-name="Sect1" text:name="cc-m-6390696111">
          <text:p text:style-name="P3"><text:span text:style-name="T2">Inhalte von Powr.io werden aufgrund deiner aktuellen Cookie-Einstellungen nicht angezeigt. Klicke auf die </text:span><text:a xlink:type="simple" xlink:href="javascript:window.CookieControl.showCookieSettings();" text:style-name="Internet_20_link" text:visited-style-name="Visited_20_Internet_20_Link">Cookie-Richtlinie</text:a><text:span text:style-name="T2"> (Funktionell und Marketing), um den Cookie-Richtlinien von Powr.io zuzustimmen und den Inhalt anzusehen. Mehr dazu erfährst du in der </text:span><text:a xlink:type="simple" xlink:href="https://www.powr.io/privacy" office:target-frame-name="_blank" xlink:show="new" text:style-name="Internet_20_link" text:visited-style-name="Visited_20_Internet_20_Link">Powr.io-Datenschutzerklärung</text:a><text:span text:style-name="T2">. </text:span></text:p>
        </text:section>
        <text:section text:style-name="Sect1" text:name="cc-m-7676208411">
          <text:p text:style-name="Standard"/>
        </text:section>
      </text:section>
      <text:section text:style-name="Sect1" text:name="Bereich2">
        <text:p text:style-name="Standard"><text:bookmark text:name="cc-matrix-186769111"/></text:p>
        <text:section text:style-name="Sect1" text:name="Bereich3">
          <text:p text:style-name="Standard"><text:bookmark text:name="cc-m-7676208411"/></text:p>
        </text:section>
        <text:section text:style-name="Sect1" text:name="cc-m-6065030811">
          <text:p text:style-name="Horizontal_20_Line"/>
        </text:section>
        <text:section text:style-name="Sect1" text:name="cc-m-1011960511">
          <text:p text:style-name="P1"><text:span text:style-name="Emphasis"><text:span text:style-name="Strong_20_Emphasis"><text:span text:style-name="T1"/></text:span></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olker Conrath</meta:initial-creator>
    <meta:creation-date>2023-05-04T17:27:03.41</meta:creation-date>
    <dc:date>2023-06-14T18:52:42.53</dc:date>
    <dc:creator>Volker Conrath</dc:creator>
    <meta:editing-duration>PT10M58S</meta:editing-duration>
    <meta:editing-cycles>4</meta:editing-cycles>
    <meta:generator>OpenOffice/4.1.14$Win32 OpenOffice.org_project/4114m1$Build-9811</meta:generator>
    <meta:document-statistic meta:table-count="0" meta:image-count="0" meta:object-count="0" meta:page-count="14" meta:paragraph-count="35" meta:word-count="4519" meta:character-count="35123"/>
  </office:meta>
</office:document-meta>
</file>